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b177" officeooo:paragraph-rsid="000bb177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ere is an IF error.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<office:annotation><dc:creator>GDE</dc:creator><dc:date>2006-10-27T00:00:00</dc:date><text:p>do table if zzz</text:p></office:annotation>a</text:p>
            </table:table-cell>
            <table:table-cell table:style-name="Tableau1.B1" office:value-type="string">
              <text:p text:style-name="Table_20_Heading">b</text:p>
            </table:table-cell>
          </table:table-row>
        </table:table-header-rows>
        <table:table-row>
          <table:table-cell table:style-name="Tableau1.A2" office:value-type="string">
            <text:p text:style-name="Table_20_Contents">c</text:p>
          </table:table-cell>
          <table:table-cell table:style-name="Tableau1.B2" office:value-type="string">
            <text:p text:style-name="Table_20_Contents">d</text:p>
          </table:table-cell>
        </table:table-row>
      </table:table>
      <text:p text:style-name="Standard"/>
      <text:p text:style-name="P1">Check syntax errors within statements.<office:annotation><dc:creator>Auteur inconnu</dc:creator><dc:date>2016-12-06T16:31:34.937240266</dc:date><text:p text:style-name="P2"><text:span text:style-name="T1">do text if <text:s/>"rr" <text:s text:c="2"/>== "rr"</text:span></text:p><text:p text:style-name="P2"><text:span text:style-name="T1">from <text:s/>xhtml(</text:span><text:span text:style-name="T2">"&lt;p&gt;AA&lt;/p&gt;").replace("AA", "BB"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initial-creator>Gaetan Delannay</meta:initial-creator>
    <meta:creation-date>2006-10-19T09:20:48</meta:creation-date>
    <dc:date>2018-03-28T12:15:57.718666660</dc:date>
    <dc:language>fr-BE</dc:language>
    <meta:editing-cycles>22</meta:editing-cycles>
    <meta:editing-duration>PT35M9S</meta:editing-duration>
    <dc:title>Test</dc:title>
    <meta:document-statistic meta:table-count="1" meta:image-count="0" meta:object-count="0" meta:page-count="1" meta:paragraph-count="6" meta:word-count="14" meta:character-count="62" meta:non-whitespace-character-count="54"/>
    <meta:user-defined meta:name="Info 1"/>
    <meta:user-defined meta:name="Info 2"/>
    <meta:user-defined meta:name="Info 3"/>
    <meta:user-defined meta:name="Info 4"/>
  </office:meta>
</office:document-meta>
</file>